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-template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2:51:07.415000000</meta:creation-date>
    <dc:title>DQ-Default</dc:title>
    <meta:editing-duration>P0D</meta:editing-duration>
    <meta:editing-cycles>1</meta:editing-cycles>
    <meta:generator>LibreOffice/6.0.7.3$Windows_X86_64 LibreOffice_project/dc89aa7a9eabfd848af146d5086077aeed2ae4a5</meta:generator>
    <meta:document-statistic meta:table-count="0" meta:image-count="0" meta:object-count="0" meta:paragraph-count="0" meta:word-count="0" meta:character-count="0" meta:non-whitespace-character-count="0"/>
    <meta:template xlink:type="simple" xlink:actuate="onRequest" xlink:title="DQ-Default" xlink:href="../../../../LibreOffice/4/user/template/DQ-Default.ott" meta:date="2019-02-01T12:51:07.416000000"/>
  </office:meta>
</office:document-meta>
</file>